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0aa72f" officeooo:paragraph-rsid="000aa72f"/>
    </style:style>
    <style:style style:name="P3" style:family="paragraph" style:parent-style-name="Standard">
      <style:text-properties officeooo:rsid="0009831f" officeooo:paragraph-rsid="0009831f"/>
    </style:style>
    <style:style style:name="P4" style:family="paragraph" style:parent-style-name="Standard">
      <style:text-properties officeooo:paragraph-rsid="0009831f"/>
    </style:style>
    <style:style style:name="P5" style:family="paragraph" style:parent-style-name="Standard">
      <style:text-properties officeooo:rsid="000aa72f" officeooo:paragraph-rsid="000aa72f"/>
    </style:style>
    <style:style style:name="P6" style:family="paragraph" style:parent-style-name="Standard">
      <style:text-properties officeooo:paragraph-rsid="000aa72f"/>
    </style:style>
    <style:style style:name="P7" style:family="paragraph" style:parent-style-name="Standard">
      <style:text-properties officeooo:rsid="000b139f" officeooo:paragraph-rsid="000b139f"/>
    </style:style>
    <style:style style:name="P8" style:family="paragraph" style:parent-style-name="Standard">
      <style:text-properties officeooo:paragraph-rsid="000b139f"/>
    </style:style>
    <style:style style:name="T1" style:family="text">
      <style:text-properties officeooo:rsid="0009831f"/>
    </style:style>
    <style:style style:name="T2" style:family="text">
      <style:text-properties officeooo:rsid="000aa72f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b1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AG 2 ERR 0 TEST 10:<text:line-break/></text:span>KH ERROR: 0.1271493050808078</text:p>
      <text:p text:style-name="Preformatted_20_Text">DPMS ERROR: 0.10804665593048858</text:p>
      <text:p text:style-name="Preformatted_20_Text">Centar ERROR: 0.44822879814701366</text:p>
      <text:p text:style-name="Preformatted_20_Text">SDP ERROR: 0.17939176351256939</text:p>
      <text:p text:style-name="Preformatted_20_Text">HNS ERROR: 0.09885810696467644</text:p>
      <text:p text:style-name="Preformatted_20_Text">Fokus ERROR: 0.22255459788143328</text:p>
      <text:p text:style-name="Preformatted_20_Text">HDZ ERROR: 0.0027486857593027594</text:p>
      <text:p text:style-name="Preformatted_20_Text">Mozemo ERROR: 0.2631395187609482</text:p>
      <text:p text:style-name="Preformatted_20_Text">Most ERROR: 0.13535872494869672</text:p>
      <text:p text:style-name="P1">RF ERROR: 0.36156093924424254</text:p>
      <text:p text:style-name="P3"/>
      <text:p text:style-name="P5">LAG 1 ERR 0:</text:p>
      <text:p text:style-name="P2">KH ERROR: 0.10123532114715002</text:p>
      <text:p text:style-name="Preformatted_20_Text">DPMS ERROR: 0.11782215205783868</text:p>
      <text:p text:style-name="Preformatted_20_Text">Centar ERROR: 0.4413827073883477</text:p>
      <text:p text:style-name="Preformatted_20_Text">SDP ERROR: 0.18279929754798144</text:p>
      <text:p text:style-name="Preformatted_20_Text">HNS ERROR: 0.1148810953935068</text:p>
      <text:p text:style-name="Preformatted_20_Text">Fokus ERROR: 0.25427966925483714</text:p>
      <text:p text:style-name="Preformatted_20_Text">HDZ ERROR: 0.002624064993094636</text:p>
      <text:p text:style-name="Preformatted_20_Text">Mozemo ERROR: 0.3027625341697232</text:p>
      <text:p text:style-name="Preformatted_20_Text">Most ERROR: 0.14088754383922678</text:p>
      <text:p text:style-name="P1">RF ERROR: 0.2470496739516379</text:p>
      <text:p text:style-name="P6"><text:span text:style-name="T2">LAG 1 ERR 1:<text:line-break/></text:span><text:span text:style-name="T3">KH ERROR: 0.1229151790492748</text:span></text:p>
      <text:p text:style-name="Preformatted_20_Text">DPMS ERROR: 0.13922035098813723</text:p>
      <text:p text:style-name="Preformatted_20_Text">Centar ERROR: 0.4039239280842601</text:p>
      <text:p text:style-name="Preformatted_20_Text">SDP ERROR: 0.17180325377007483</text:p>
      <text:p text:style-name="Preformatted_20_Text">HNS ERROR: 0.061360324603474806</text:p>
      <text:p text:style-name="Preformatted_20_Text">Fokus ERROR: 0.22656838785913458</text:p>
      <text:p text:style-name="Preformatted_20_Text">HDZ ERROR: 0.002617121827757162</text:p>
      <text:p text:style-name="Preformatted_20_Text">Mozemo ERROR: 0.32808726001024036</text:p>
      <text:p text:style-name="Preformatted_20_Text">Most ERROR: 0.14491483789418738</text:p>
      <text:p text:style-name="P1">RF ERROR: 0.2034050507754223</text:p>
      <text:p text:style-name="P8"><text:span text:style-name="T4">LAG 2 ERR 1:<text:line-break/></text:span><text:span text:style-name="T3">KH ERROR: 0.1856582435359163</text:span></text:p>
      <text:p text:style-name="Preformatted_20_Text">DPMS ERROR: 0.14685222540729057</text:p>
      <text:p text:style-name="Preformatted_20_Text">Centar ERROR: 0.3948492552604822</text:p>
      <text:p text:style-name="Preformatted_20_Text">SDP ERROR: 0.1784439288348209</text:p>
      <text:p text:style-name="Preformatted_20_Text">HNS ERROR: 0.045920509870417944</text:p>
      <text:p text:style-name="Preformatted_20_Text">Fokus ERROR: 0.26977204128455934</text:p>
      <text:p text:style-name="Preformatted_20_Text">HDZ ERROR: 0.005070436261012082</text:p>
      <text:p text:style-name="Preformatted_20_Text">Mozemo ERROR: 0.2829496884536522</text:p>
      <text:p text:style-name="Preformatted_20_Text">Most ERROR: 0.15004393337962757</text:p>
      <text:p text:style-name="P1">RF ERROR: 0.26993127774505077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5:33.215349886</meta:creation-date>
    <meta:generator>LibreOffice/7.3.7.2$Linux_X86_64 LibreOffice_project/30$Build-2</meta:generator>
    <dc:date>2024-04-07T22:42:18.175154416</dc:date>
    <meta:editing-duration>PT3H45M56S</meta:editing-duration>
    <meta:editing-cycles>1</meta:editing-cycles>
    <meta:document-statistic meta:table-count="0" meta:image-count="0" meta:object-count="0" meta:page-count="1" meta:paragraph-count="41" meta:word-count="138" meta:character-count="1285" meta:non-whitespace-character-count="1188"/>
  </office:meta>
</office:document-meta>
</file>